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4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4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24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24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24.00pt" fo:font-weight="normal" fo:font-family="'Segoe UI Symbol'" style:font-family-asian="'Segoe UI Symbol'" style:font-family-complex="'Segoe UI Symbol'" fo:background-color="transparent" style:use-window-font-color="true"/>
    </style:style>
    <style:style style:name="T7" style:family="text">
      <style:text-properties fo:font-size="24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122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3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3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40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4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14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66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6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27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7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7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7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7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7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8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8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8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8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8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28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29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9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9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9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9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29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00" style:family="text">
      <style:text-properties fo:font-size="16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0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02" style:family="text">
      <style:text-properties fo:font-size="16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0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04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0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0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1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1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1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2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2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2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3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3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4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4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24.00pt" fo:font-weight="normal" fo:font-family="'Times New Roman'" style:font-family-asian="'Times New Roman'" style:font-family-complex="'Times New Roman'" fo:background-color="transparent" style:use-window-font-color="true"/>
    </style:style>
    <style:style style:name="T3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5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5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left="0.75pt" fo:text-indent="0.00pt"/>
    </style:style>
    <style:style style:name="P6" style:family="paragraph">
      <style:paragraph-properties fo:line-height="100.00%" fo:text-align="center" fo:margin-left="0.75pt" fo:text-indent="0.00pt"/>
    </style:style>
    <style:style style:name="P7" style:family="paragraph">
      <style:paragraph-properties fo:line-height="100.00%" fo:text-align="left" fo:margin-left="0.75pt" fo:text-indent="0.00pt"/>
    </style:style>
    <style:style style:name="P8" style:family="paragraph">
      <style:paragraph-properties fo:line-height="100.00%" fo:text-align="center" fo:margin-left="0.75pt" fo:text-indent="0.00pt"/>
    </style:style>
    <style:style style:name="P9" style:family="paragraph">
      <style:paragraph-properties fo:line-height="100.00%" fo:text-align="left" fo:margin-left="0.75pt" fo:text-indent="0.00pt"/>
    </style:style>
    <style:style style:name="P10" style:family="paragraph">
      <style:paragraph-properties fo:line-height="100.00%" fo:text-align="center" fo:margin-left="0.75pt" fo:text-indent="0.00pt"/>
    </style:style>
    <style:style style:name="P11" style:family="paragraph">
      <style:paragraph-properties fo:line-height="100.00%" fo:text-align="left" fo:margin-left="0.75pt" fo:text-indent="0.00pt"/>
    </style:style>
    <style:style style:name="P12" style:family="paragraph">
      <style:paragraph-properties fo:line-height="100.00%" fo:text-align="center" fo:margin-left="0.75pt" fo:text-indent="0.00pt"/>
    </style:style>
    <style:style style:name="P13" style:family="paragraph">
      <style:paragraph-properties fo:line-height="100.00%" fo:text-align="left" fo:margin-left="0.75pt" fo:text-indent="0.00pt"/>
    </style:style>
    <style:style style:name="P14" style:family="paragraph">
      <style:paragraph-properties fo:line-height="100.00%" fo:text-align="center" fo:margin-left="0.75pt" fo:text-indent="0.00pt"/>
    </style:style>
    <style:style style:name="P15" style:family="paragraph">
      <style:paragraph-properties fo:line-height="100.00%" fo:text-align="left" fo:margin-left="0.75pt" fo:text-indent="0.00pt"/>
    </style:style>
    <style:style style:name="P16" style:family="paragraph">
      <style:paragraph-properties fo:line-height="100.00%" fo:text-align="center" fo:margin-left="0.75pt" fo:text-indent="0.00pt"/>
    </style:style>
    <style:style style:name="P17" style:family="paragraph">
      <style:paragraph-properties fo:line-height="100.00%" fo:text-align="left" fo:margin-left="0.75pt" fo:text-indent="0.00pt"/>
    </style:style>
    <style:style style:name="P18" style:family="paragraph">
      <style:paragraph-properties fo:line-height="100.00%" fo:text-align="center" fo:margin-left="0.75pt" fo:text-indent="0.00pt"/>
    </style:style>
    <style:style style:name="P19" style:family="paragraph">
      <style:paragraph-properties fo:line-height="100.00%" fo:text-align="left" fo:margin-left="0.75pt" fo:text-indent="0.00pt"/>
    </style:style>
    <style:style style:name="P20" style:family="paragraph">
      <style:paragraph-properties fo:line-height="100.00%" fo:text-align="center" fo:margin-left="0.75pt" fo:text-indent="0.00pt"/>
    </style:style>
    <style:style style:name="P21" style:family="paragraph">
      <style:paragraph-properties fo:line-height="100.00%" fo:text-align="left" fo:margin-left="0.75pt" fo:text-indent="0.00pt"/>
    </style:style>
    <style:style style:name="P22" style:family="paragraph">
      <style:paragraph-properties fo:line-height="100.00%" fo:text-align="center" fo:margin-left="0.75pt" fo:text-indent="0.00pt"/>
    </style:style>
    <style:style style:name="P23" style:family="paragraph">
      <style:paragraph-properties fo:line-height="100.00%" fo:text-align="left" fo:margin-left="0.75pt" fo:text-indent="0.00pt"/>
    </style:style>
    <style:style style:name="P24" style:family="paragraph">
      <style:paragraph-properties fo:line-height="100.00%" fo:text-align="center" fo:margin-left="0.75pt" fo:text-indent="0.00pt"/>
    </style:style>
    <style:style style:name="P25" style:family="paragraph">
      <style:paragraph-properties fo:line-height="100.00%" fo:text-align="left" fo:margin-left="0.75pt" fo:text-indent="0.00pt"/>
    </style:style>
    <style:style style:name="P26" style:family="paragraph">
      <style:paragraph-properties fo:line-height="100.00%" fo:text-align="center" fo:margin-left="0.75pt" fo:text-indent="0.00pt"/>
    </style:style>
    <style:style style:name="P27" style:family="paragraph">
      <style:paragraph-properties fo:line-height="100.00%" fo:text-align="left" fo:margin-left="0.75pt" fo:text-indent="0.00pt"/>
    </style:style>
    <style:style style:name="P28" style:family="paragraph">
      <style:paragraph-properties fo:line-height="100.00%" fo:text-align="center" fo:margin-left="0.75pt" fo:text-indent="0.00pt"/>
    </style:style>
    <style:style style:name="P29" style:family="paragraph">
      <style:paragraph-properties fo:line-height="100.00%" fo:text-align="left" fo:margin-left="0.75pt" fo:text-indent="0.00pt"/>
    </style:style>
    <style:style style:name="P30" style:family="paragraph">
      <style:paragraph-properties fo:line-height="100.00%" fo:text-align="center" fo:margin-left="0.75pt" fo:text-indent="0.00pt"/>
    </style:style>
    <style:style style:name="P31" style:family="paragraph">
      <style:paragraph-properties fo:line-height="100.00%" fo:text-align="left" fo:margin-left="0.75pt" fo:text-indent="0.00pt"/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center"/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0.75pt" fo:text-indent="0.00pt"/>
    </style:style>
    <style:style style:name="P36" style:family="paragraph">
      <style:paragraph-properties fo:line-height="100.00%" fo:text-align="center" fo:margin-left="0.75pt" fo:text-indent="0.00pt"/>
    </style:style>
    <style:style style:name="P37" style:family="paragraph">
      <style:paragraph-properties fo:line-height="100.00%" fo:text-align="left" fo:margin-left="0.75pt" fo:text-indent="0.00pt"/>
    </style:style>
    <style:style style:name="P38" style:family="paragraph">
      <style:paragraph-properties fo:line-height="100.00%" fo:text-align="center" fo:margin-left="0.75pt" fo:text-indent="0.00pt"/>
    </style:style>
    <style:style style:name="P39" style:family="paragraph">
      <style:paragraph-properties fo:line-height="100.00%" fo:text-align="left" fo:margin-left="0.75pt" fo:text-indent="0.00pt"/>
    </style:style>
    <style:style style:name="P40" style:family="paragraph">
      <style:paragraph-properties fo:line-height="100.00%" fo:text-align="center" fo:margin-left="0.75pt" fo:text-indent="0.00pt"/>
    </style:style>
    <style:style style:name="P41" style:family="paragraph">
      <style:paragraph-properties fo:line-height="100.00%" fo:text-align="left" fo:margin-left="0.75pt" fo:text-indent="0.00pt"/>
    </style:style>
    <style:style style:name="P42" style:family="paragraph">
      <style:paragraph-properties fo:line-height="100.00%" fo:text-align="center" fo:margin-left="0.75pt" fo:text-indent="0.00pt"/>
    </style:style>
    <style:style style:name="P43" style:family="paragraph">
      <style:paragraph-properties fo:line-height="100.00%" fo:text-align="left" fo:margin-left="0.75pt" fo:text-indent="0.00pt"/>
    </style:style>
    <style:style style:name="P44" style:family="paragraph">
      <style:paragraph-properties fo:line-height="100.00%" fo:text-align="center" fo:margin-left="0.75pt" fo:text-indent="0.00pt"/>
    </style:style>
    <style:style style:name="P45" style:family="paragraph">
      <style:paragraph-properties fo:line-height="100.00%" fo:text-align="left" fo:margin-left="0.75pt" fo:text-indent="0.00pt"/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center"/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 fo:margin-left="0.75pt" fo:text-indent="0.00pt"/>
    </style:style>
    <style:style style:name="P50" style:family="paragraph">
      <style:paragraph-properties fo:line-height="100.00%" fo:text-align="center" fo:margin-left="0.75pt" fo:text-indent="0.00pt"/>
    </style:style>
    <style:style style:name="P51" style:family="paragraph">
      <style:paragraph-properties fo:line-height="100.00%" fo:text-align="left" fo:margin-left="0.75pt" fo:text-indent="0.00pt"/>
    </style:style>
    <style:style style:name="P52" style:family="paragraph">
      <style:paragraph-properties fo:line-height="100.00%" fo:text-align="center" fo:margin-left="0.75pt" fo:text-indent="0.00pt"/>
    </style:style>
    <style:style style:name="P53" style:family="paragraph">
      <style:paragraph-properties fo:line-height="100.00%" fo:text-align="left" fo:margin-left="0.75pt" fo:text-indent="0.00pt"/>
    </style:style>
    <style:style style:name="P54" style:family="paragraph">
      <style:paragraph-properties fo:line-height="100.00%" fo:text-align="center" fo:margin-left="0.75pt" fo:text-indent="0.00pt"/>
    </style:style>
    <style:style style:name="P55" style:family="paragraph">
      <style:paragraph-properties fo:line-height="100.00%" fo:text-align="left" fo:margin-left="0.75pt" fo:text-indent="0.00pt"/>
    </style:style>
    <style:style style:name="P56" style:family="paragraph">
      <style:paragraph-properties fo:line-height="100.00%" fo:text-align="center" fo:margin-left="0.75pt" fo:text-indent="0.00pt"/>
    </style:style>
    <style:style style:name="P57" style:family="paragraph">
      <style:paragraph-properties fo:line-height="100.00%" fo:text-align="left" fo:margin-left="0.75pt" fo:text-indent="0.00pt"/>
    </style:style>
    <style:style style:name="P58" style:family="paragraph">
      <style:paragraph-properties fo:line-height="100.00%" fo:text-align="center" fo:margin-left="0.75pt" fo:text-indent="0.00pt"/>
    </style:style>
    <style:style style:name="P59" style:family="paragraph">
      <style:paragraph-properties fo:line-height="100.00%" fo:text-align="left"/>
    </style:style>
    <style:style style:name="P60" style:family="paragraph">
      <style:paragraph-properties fo:line-height="100.00%" fo:text-align="center"/>
    </style:style>
    <style:style style:name="P61" style:family="paragraph">
      <style:paragraph-properties fo:line-height="100.00%" fo:text-align="left"/>
    </style:style>
    <style:style style:name="P62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63" style:family="paragraph">
      <style:paragraph-properties fo:line-height="100.00%" fo:text-align="center"/>
    </style:style>
    <style:style style:name="P64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65" style:family="paragraph">
      <style:paragraph-properties fo:line-height="100.00%" fo:text-align="left"/>
    </style:style>
    <style:style style:name="P66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67" style:family="paragraph">
      <style:paragraph-properties fo:line-height="100.00%" fo:text-align="left"/>
    </style:style>
    <style:style style:name="P68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71" style:family="paragraph">
      <style:paragraph-properties fo:line-height="100.00%" fo:text-align="left"/>
    </style:style>
    <style:style style:name="P72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73" style:family="paragraph">
      <style:paragraph-properties fo:line-height="100.00%" fo:text-align="left"/>
    </style:style>
    <style:style style:name="P74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75" style:family="paragraph">
      <style:paragraph-properties fo:line-height="100.00%" fo:text-align="left"/>
    </style:style>
    <style:style style:name="P76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77" style:family="paragraph">
      <style:paragraph-properties fo:line-height="100.00%" fo:text-align="left"/>
    </style:style>
    <style:style style:name="P78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79" style:family="paragraph">
      <style:paragraph-properties fo:line-height="100.00%" fo:text-align="left"/>
    </style:style>
    <style:style style:name="P80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81" style:family="paragraph">
      <style:paragraph-properties fo:line-height="100.00%" fo:text-align="left"/>
    </style:style>
    <style:style style:name="P82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83" style:family="paragraph">
      <style:paragraph-properties fo:line-height="100.00%" fo:text-align="left"/>
    </style:style>
    <style:style style:name="P84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85" style:family="paragraph">
      <style:paragraph-properties fo:line-height="100.00%" fo:text-align="left"/>
    </style:style>
    <style:style style:name="P86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87" style:family="paragraph">
      <style:paragraph-properties fo:line-height="100.00%" fo:text-align="left"/>
    </style:style>
    <style:style style:name="P88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89" style:family="paragraph">
      <style:paragraph-properties fo:line-height="100.00%" fo:text-align="left"/>
    </style:style>
    <style:style style:name="P90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91" style:family="paragraph">
      <style:paragraph-properties fo:line-height="100.00%" fo:text-align="left"/>
    </style:style>
    <style:style style:name="P92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93" style:family="paragraph">
      <style:paragraph-properties fo:line-height="100.00%" fo:text-align="left"/>
    </style:style>
    <style:style style:name="P94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95" style:family="paragraph">
      <style:paragraph-properties fo:line-height="100.00%" fo:text-align="left"/>
    </style:style>
    <style:style style:name="P96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97" style:family="paragraph">
      <style:paragraph-properties fo:line-height="100.00%" fo:text-align="left"/>
    </style:style>
    <style:style style:name="P98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99" style:family="paragraph">
      <style:paragraph-properties fo:line-height="100.00%" fo:text-align="left"/>
    </style:style>
    <style:style style:name="P100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101" style:family="paragraph">
      <style:paragraph-properties fo:line-height="100.00%" fo:text-align="left"/>
    </style:style>
    <style:style style:name="P102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103" style:family="paragraph">
      <style:paragraph-properties fo:line-height="100.00%" fo:text-align="left"/>
    </style:style>
    <style:style style:name="P104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105" style:family="paragraph">
      <style:paragraph-properties fo:line-height="100.00%" fo:text-align="left"/>
    </style:style>
    <style:style style:name="P106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107" style:family="paragraph">
      <style:paragraph-properties fo:line-height="100.00%" fo:text-align="left"/>
    </style:style>
    <style:style style:name="P108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109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110" style:family="paragraph">
      <style:paragraph-properties fo:line-height="100.00%" fo:text-align="left"/>
    </style:style>
    <style:style style:name="P111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112" style:family="paragraph">
      <style:paragraph-properties fo:line-height="100.00%" fo:text-align="left"/>
    </style:style>
    <style:style style:name="P113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114" style:family="paragraph">
      <style:paragraph-properties fo:line-height="100.00%" fo:text-align="left"/>
    </style:style>
    <style:style style:name="P115" style:family="paragraph">
      <style:paragraph-properties fo:line-height="100.00%" fo:text-align="center"/>
    </style:style>
    <style:style style:name="P116" style:family="paragraph">
      <style:paragraph-properties fo:line-height="100.00%" fo:text-align="left"/>
    </style:style>
    <style:style style:name="P117" style:family="paragraph">
      <style:paragraph-properties fo:line-height="100.00%" fo:text-align="center"/>
    </style:style>
    <style:style style:name="P118" style:family="paragraph">
      <style:paragraph-properties fo:line-height="100.00%" fo:text-align="left"/>
    </style:style>
    <style:style style:name="P119" style:family="paragraph">
      <style:paragraph-properties fo:line-height="100.00%" fo:text-align="center"/>
    </style:style>
    <style:style style:name="P120" style:family="paragraph">
      <style:paragraph-properties fo:line-height="100.00%" fo:text-align="left"/>
    </style:style>
    <style:style style:name="P121" style:family="paragraph">
      <style:paragraph-properties fo:line-height="100.00%" fo:text-align="center"/>
    </style:style>
    <style:style style:name="P122" style:family="paragraph">
      <style:paragraph-properties fo:line-height="100.00%" fo:text-align="left"/>
    </style:style>
    <text:list-style style:name="L123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123" style:family="paragraph">
      <style:paragraph-properties fo:line-height="100.00%" fo:text-align="left"/>
    </style:style>
    <style:style style:name="P124" style:family="paragraph">
      <style:paragraph-properties fo:line-height="100.00%" fo:text-align="left"/>
    </style:style>
    <style:style style:name="P125" style:family="paragraph">
      <style:paragraph-properties fo:line-height="100.00%" fo:text-align="center"/>
    </style:style>
    <style:style style:name="P126" style:family="paragraph">
      <style:paragraph-properties fo:line-height="100.00%" fo:text-align="left"/>
    </style:style>
    <style:style style:name="P127" style:family="paragraph">
      <style:paragraph-properties fo:line-height="100.00%" fo:text-align="center"/>
    </style:style>
    <style:style style:name="P128" style:family="paragraph">
      <style:paragraph-properties fo:line-height="100.00%" fo:text-align="left"/>
    </style:style>
    <style:style style:name="P129" style:family="paragraph">
      <style:paragraph-properties fo:line-height="100.00%" fo:text-align="center"/>
    </style:style>
    <style:style style:name="P130" style:family="paragraph">
      <style:paragraph-properties fo:line-height="100.00%" fo:text-align="left"/>
    </style:style>
    <style:style style:name="P131" style:family="paragraph">
      <style:paragraph-properties fo:line-height="100.00%" fo:text-align="center"/>
    </style:style>
    <style:style style:name="P132" style:family="paragraph">
      <style:paragraph-properties fo:line-height="100.00%" fo:text-align="left"/>
    </style:style>
    <style:style style:name="P133" style:family="paragraph">
      <style:paragraph-properties fo:line-height="100.00%" fo:text-align="center"/>
    </style:style>
    <style:style style:name="P134" style:family="paragraph">
      <style:paragraph-properties fo:line-height="100.00%" fo:text-align="left"/>
    </style:style>
    <style:style style:name="P135" style:family="paragraph">
      <style:paragraph-properties fo:line-height="100.00%" fo:text-align="center"/>
    </style:style>
    <style:style style:name="P136" style:family="paragraph">
      <style:paragraph-properties fo:line-height="100.00%" fo:text-align="left"/>
    </style:style>
    <style:style style:name="P137" style:family="paragraph">
      <style:paragraph-properties fo:line-height="100.00%" fo:text-align="center"/>
    </style:style>
    <style:style style:name="P138" style:family="paragraph">
      <style:paragraph-properties fo:line-height="100.00%" fo:text-align="left"/>
    </style:style>
    <style:style style:name="P139" style:family="paragraph">
      <style:paragraph-properties fo:line-height="100.00%" fo:text-align="center"/>
    </style:style>
    <style:style style:name="P140" style:family="paragraph">
      <style:paragraph-properties fo:line-height="100.00%" fo:text-align="left"/>
    </style:style>
    <style:style style:name="P141" style:family="paragraph">
      <style:paragraph-properties fo:line-height="100.00%" fo:text-align="center"/>
    </style:style>
    <style:style style:name="P142" style:family="paragraph">
      <style:paragraph-properties fo:line-height="100.00%" fo:text-align="left"/>
    </style:style>
    <style:style style:name="P143" style:family="paragraph">
      <style:paragraph-properties fo:line-height="100.00%" fo:text-align="center"/>
    </style:style>
    <style:style style:name="P144" style:family="paragraph">
      <style:paragraph-properties fo:line-height="100.00%" fo:text-align="left"/>
    </style:style>
    <style:style style:name="P145" style:family="paragraph">
      <style:paragraph-properties fo:line-height="100.00%" fo:text-align="center"/>
    </style:style>
    <style:style style:name="P146" style:family="paragraph">
      <style:paragraph-properties fo:line-height="100.00%" fo:text-align="left"/>
    </style:style>
    <style:style style:name="TableColumn0100" style:family="table-column">
      <style:table-column-properties style:column-width="3.296528in"/>
    </style:style>
    <style:style style:name="TableColumn0101" style:family="table-column">
      <style:table-column-properties style:column-width="3.297222in"/>
    </style:style>
    <style:style style:name="Table01" style:family="table">
      <style:table-properties style:width="6.59375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8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3" style:family="table-row">
      <style:table-row-properties/>
    </style:style>
    <style:style style:name="TableCell011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4" style:family="table-row">
      <style:table-row-properties/>
    </style:style>
    <style:style style:name="TableCell011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5" style:family="table-row">
      <style:table-row-properties/>
    </style:style>
    <style:style style:name="TableCell011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6" style:family="table-row">
      <style:table-row-properties/>
    </style:style>
    <style:style style:name="TableCell011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7" style:family="table-row">
      <style:table-row-properties/>
    </style:style>
    <style:style style:name="TableCell011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8" style:family="table-row">
      <style:table-row-properties/>
    </style:style>
    <style:style style:name="TableCell011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8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9" style:family="table-row">
      <style:table-row-properties/>
    </style:style>
    <style:style style:name="TableCell011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20" style:family="table-row">
      <style:table-row-properties/>
    </style:style>
    <style:style style:name="TableCell012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2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21" style:family="table-row">
      <style:table-row-properties/>
    </style:style>
    <style:style style:name="TableCell012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2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22" style:family="table-row">
      <style:table-row-properties/>
    </style:style>
    <style:style style:name="TableCell012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2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23" style:family="table-row">
      <style:table-row-properties style:min-row-height="0.295139in"/>
    </style:style>
    <style:style style:name="TableCell012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2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24" style:family="table-row">
      <style:table-row-properties style:min-row-height="0.295139in"/>
    </style:style>
    <style:style style:name="TableCell012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2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>Язык описания аппаратуры EHDL.</text:span></text:p>
      <text:p text:style-name="P1"><text:span text:style-name="T1">Официальная документация.</text:span></text:p>
      <text:p text:style-name="P1"><text:span text:style-name="T2"/></text:p>
      <text:p text:style-name="P1"><text:span text:style-name="T3">Документация к заголовочному файлу</text:span></text:p>
      <text:p text:style-name="P1"><text:span text:style-name="T4">“esl.h”<text:s/></text:span><text:span text:style-name="T5">версии 0.11.3 и выше. </text:span></text:p>
      <text:p text:style-name="P1"><text:span text:style-name="T5">Редакция<text:s/></text:span><text:span text:style-name="T6">№</text:span><text:span text:style-name="T7">10</text:span></text:p>
      <text:p text:style-name="P2"><text:span text:style-name="T8"/></text:p>
      <text:p text:style-name="P3"><text:span text:style-name="T9">Обзор доступных функций</text:span></text:p>
      <text:p text:style-name="P3"><text:span text:style-name="T10"/></text:p>
      <text:p text:style-name="P3"><text:span text:style-name="T10"/></text:p>
      <text:p text:style-name="P3"><text:span text:style-name="T11">Раздел #1<text:s/></text:span><text:span text:style-name="T12">«</text:span><text:span text:style-name="T13">Логические элементы</text:span><text:span text:style-name="T14">»</text:span></text:p>
      <text:p text:style-name="P3"><text:span text:style-name="T15"/></text:p>
      <text:p text:style-name="P3"><text:span text:style-name="T16">And()</text:span></text:p>
      <text:p text:style-name="P4"><text:span text:style-name="T17">Прототип: int And(usi args[], usi len, usi digits);</text:span></text:p>
      <text:p text:style-name="P5"><text:span text:style-name="T17">Данная функция выполняет роль логического элемента<text:s/></text:span><text:span text:style-name="T18">«</text:span><text:span text:style-name="T19">И</text:span><text:span text:style-name="T20">»,<text:s/></text:span><text:span text:style-name="T21">возвращает 1 если все элементы args[] равны 1, в ином случае возвращает 0. Помимо возвращаемых функцией значений, сигнал с вывода вы можете получить прочитав встроенный массив Output4 или Output8, где последнее число зависит от величины digits.</text:span></text:p>
      <text:p text:style-name="P5"><text:span text:style-name="T22"/></text:p>
      <text:p text:style-name="P6"><text:span text:style-name="T23">Or()</text:span></text:p>
      <text:p text:style-name="P7"><text:span text:style-name="T24">Прототип: int Or(usi args[], usi len, usi digits);</text:span></text:p>
      <text:p text:style-name="P7"><text:span text:style-name="T24">Данная функция выполняет роль логического элемента<text:s/></text:span><text:span text:style-name="T25">«</text:span><text:span text:style-name="T26">Или</text:span><text:span text:style-name="T27">»,<text:s/></text:span><text:span text:style-name="T28">возвращает 1 если хотя бы один из<text:s text:c="2"/>элементов args[] равен 1, в ином случае возвращает 0. Помимо возвращаемых функцией значений, сигнал с вывода вы можете получить прочитав встроенный массив Output4 или Output8, где последнее число зависит от величины digits.</text:span></text:p>
      <text:p text:style-name="P7"><text:span text:style-name="T29"/></text:p>
      <text:p text:style-name="P8"><text:span text:style-name="T30">Not()</text:span></text:p>
      <text:p text:style-name="P9"><text:span text:style-name="T31">Прототип: int Not(int i1, int digits);</text:span></text:p>
      <text:p text:style-name="P9"><text:span text:style-name="T31">Данная функция выполняет роль логического элемента<text:s/></text:span><text:span text:style-name="T32">«</text:span><text:span text:style-name="T33">Не</text:span><text:span text:style-name="T34">»,<text:s/></text:span><text:span text:style-name="T35">возвращает 1 если аргумент равен 0, в ином случае возвращает 1. Помимо возвращаемых функцией значений, сигнал с вывода вы можете получить прочитав встроенный массив Output4 или Output8, где последнее число зависит от величины digits.</text:span></text:p>
      <text:p text:style-name="P9"><text:span text:style-name="T36"/></text:p>
      <text:p text:style-name="P10"><text:span text:style-name="T37">Nand()</text:span></text:p>
      <text:p text:style-name="P11"><text:span text:style-name="T38">Прототип: int Nand(usi args[], usi len, usi digits);</text:span></text:p>
      <text:p text:style-name="P11"><text:span text:style-name="T38">Данная функция выполняет роль логического элемента<text:s/></text:span><text:span text:style-name="T39">«</text:span><text:span text:style-name="T40">И-Не</text:span><text:span text:style-name="T41">»,<text:s/></text:span><text:span text:style-name="T42">возвращает 0 если все элементы args[] равны 1, в ином случае возвращает 1. Помимо возвращаемых функцией значений, сигнал с вывода вы можете получить прочитав встроенный массив Output4 или Output8, где последнее число зависит от величины digits.</text:span></text:p>
      <text:p text:style-name="P11"><text:span text:style-name="T43"/></text:p>
      <text:p text:style-name="P11"><text:span text:style-name="T43"/></text:p>
      <text:p text:style-name="P11"><text:span text:style-name="T43"/></text:p>
      <text:p text:style-name="P12"><text:span text:style-name="T44">Xor()</text:span></text:p>
      <text:p text:style-name="P13"><text:span text:style-name="T45">Прототип: int Xor(usi args[], usi len, usi digits);</text:span></text:p>
      <text:p text:style-name="P13"><text:span text:style-name="T45">Данная функция выполняет роль логического элемента<text:s/></text:span><text:span text:style-name="T46">«</text:span><text:span text:style-name="T47">Исключающее Или</text:span><text:span text:style-name="T48">»,<text:s/></text:span><text:span text:style-name="T49">возвращает 1 если один из элементов args[] равен 1, в ином случае возвращает 0. Помимо возвращаемых функцией значений, сигнал с вывода вы можете получить прочитав встроенный массив Output4 или Output8, где последнее число зависит от величины digits.</text:span></text:p>
      <text:p text:style-name="P13"><text:span text:style-name="T50"/></text:p>
      <text:p text:style-name="P14"><text:span text:style-name="T51">Nor()</text:span></text:p>
      <text:p text:style-name="P15"><text:span text:style-name="T52">Прототип: int Nor(usi args[], usi len, usi digits);</text:span></text:p>
      <text:p text:style-name="P15"><text:span text:style-name="T52">Данная функция выполняет роль логического элемента<text:s/></text:span><text:span text:style-name="T53">«</text:span><text:span text:style-name="T54">Или-Не</text:span><text:span text:style-name="T55">»,<text:s/></text:span><text:span text:style-name="T56">возвращает 1 если все элементы args[] равны 0, в ином случае возвращает 0. Помимо возвращаемых функцией значений, сигнал с вывода вы можете получить прочитав встроенный массив Output4 или Output8, где последнее число зависит от величины digits.</text:span></text:p>
      <text:p text:style-name="P15"><text:span text:style-name="T57"/></text:p>
      <text:p text:style-name="P16"><text:span text:style-name="T58">d_trigg()</text:span></text:p>
      <text:p text:style-name="P17"><text:span text:style-name="T59">Прототип: int d_trigg(usi dataIn, usi powerIn, usi digits);</text:span></text:p>
      <text:p text:style-name="P17"><text:span text:style-name="T59">Данная функция реализует D-триггер. Аргумент dataIn это информационный пин, powerIn это пин который нужен для сохранения значения dataIn в триггере, digits позволяет выбрать разрядность регистров в которые будут сохранены выходные данные.</text:span></text:p>
      <text:p text:style-name="P17"><text:span text:style-name="T60"/></text:p>
      <text:p text:style-name="P18"><text:span text:style-name="T61">conBuff()</text:span></text:p>
      <text:p text:style-name="P19"><text:span text:style-name="T62">Прототип: int conBuff(usi conSignal, usi mainSignal);</text:span></text:p>
      <text:p text:style-name="P19"><text:span text:style-name="T62">Данная функция реализует управляемый диод. Аргумент conSignal - это управляющий сигнал. А mainSignal это главный сигнал. Если управляющий сигнал это 1 то на выходе диода будет значение главного сигнала в инном случае на выходе 0.</text:span></text:p>
      <text:p text:style-name="P19"><text:span text:style-name="T63"/></text:p>
      <text:p text:style-name="P20"><text:span text:style-name="T64">conInv()</text:span></text:p>
      <text:p text:style-name="P21"><text:span text:style-name="T65">Прототип: int conInv(usi conSignal, usi mainSignal);</text:span></text:p>
      <text:p text:style-name="P21"><text:span text:style-name="T65">Данная функция реализует управляемый инвертор. Аргумент conSignal - это управляющий сигнал. А minSignal - это главный сигнал. Если conSignal это 1, то на выходе инвертора будет инверсия mainSignal.</text:span></text:p>
      <text:p text:style-name="P21"><text:span text:style-name="T66"/></text:p>
      <text:p text:style-name="P22"><text:span text:style-name="T67">castElm()</text:span></text:p>
      <text:p text:style-name="P23"><text:span text:style-name="T68">Прототип: int castElm(elm e);</text:span></text:p>
      <text:p text:style-name="P23"><text:span text:style-name="T68">Данная функция возвращает значение с выхода переданного ей элемента elm.</text:span></text:p>
      <text:p text:style-name="P23"><text:span text:style-name="T69"/></text:p>
      <text:p text:style-name="P24"><text:span text:style-name="T70">customElm43()</text:span></text:p>
      <text:p text:style-name="P25"><text:span text:style-name="T71">Прототип: int customElm43(usi table[4][3], usi i1, usi i2);</text:span></text:p>
      <text:p text:style-name="P25"><text:span text:style-name="T71">Данная функция возвращает значение с выхода пользовательского элемента создаваемого на основе передаваемой ей таблицы истинности table для этого элемента. Аргументы i1 и i2 это значеня на входы элемента. Таблица истиности имеет размер 4х3.</text:span></text:p>
      <text:p text:style-name="P25"><text:span text:style-name="T72"/></text:p>
      <text:p text:style-name="P25"><text:span text:style-name="T72"/></text:p>
      <text:p text:style-name="P26"><text:span text:style-name="T73">Раздел #2<text:s/></text:span><text:span text:style-name="T74">«</text:span><text:span text:style-name="T75">Иные функции</text:span><text:span text:style-name="T76">»</text:span></text:p>
      <text:p text:style-name="P27"><text:span text:style-name="T77"/></text:p>
      <text:p text:style-name="P28"><text:span text:style-name="T78">setInput()</text:span></text:p>
      <text:p text:style-name="P29"><text:span text:style-name="T79">Прототип: void setInput(usi values[], usi digits);</text:span></text:p>
      <text:p text:style-name="P29"><text:span text:style-name="T79">Данная функция позволяет задать значение Input4 или Input8, число зависит от величины digits.</text:span></text:p>
      <text:p text:style-name="P29"><text:span text:style-name="T80"/></text:p>
      <text:p text:style-name="P30"><text:span text:style-name="T81">SevenSegmentIndicator()</text:span></text:p>
      <text:p text:style-name="P31"><text:span text:style-name="T82">Прототип: void SevenSegmentIndicator(usi pins[]);</text:span></text:p>
      <text:p text:style-name="P31"><text:span text:style-name="T82">Данная фнкция предназначена для вывода данных с использованием</text:span></text:p>
      <text:p text:style-name="P32"><text:span text:style-name="T82">семисегментного индикатора.</text:span></text:p>
      <text:p text:style-name="P32"><text:span text:style-name="T82">Расположение и именование сегментов:</text:span></text:p>
      <text:p text:style-name="P32"><text:span text:style-name="T83">_<text:tab/><text:s text:c="5"/>a</text:span></text:p>
      <text:p text:style-name="P32"><text:span text:style-name="T83">|_| ==&gt; b g f<text:s text:c="2"/></text:span></text:p>
      <text:p text:style-name="P32"><text:span text:style-name="T83">|_| .<text:tab/><text:s text:c="2"/>c<text:s text:c="2"/>d e p</text:span></text:p>
      <text:p text:style-name="P32"><text:span text:style-name="T84">В функцию передаётся регистр с состояниями сегментов. Длиной 8 символов в следующей последовательности: {a, b, c, d, e, f, g, p}, такие последовательности называются IC кодами. </text:span></text:p>
      <text:p text:style-name="P32"><text:span text:style-name="T85"/></text:p>
      <text:p text:style-name="P32"><text:span text:style-name="T86">Примечание: советуем также выводить точку потому что она также переводит каретку на новую строку.</text:span></text:p>
      <text:p text:style-name="P33"><text:span text:style-name="T87">SSI_SimpleOutput()</text:span></text:p>
      <text:p text:style-name="P34"><text:span text:style-name="T88">Прототип: void SSI_SimpleOutput(char character);</text:span></text:p>
      <text:p text:style-name="P34"><text:span text:style-name="T88">Эта функция берёт на вход символ который нада вывести и выводит его.</text:span></text:p>
      <text:p text:style-name="P34"><text:span text:style-name="T88">Доступные символы: 0-9, A, C, E, F, G, H, J, L, O, P, S, r, U.</text:span></text:p>
      <text:p text:style-name="P35"><text:span text:style-name="T89"/></text:p>
      <text:p text:style-name="P35"><text:span text:style-name="T89"/></text:p>
      <text:p text:style-name="P36"><text:span text:style-name="T90">button()</text:span></text:p>
      <text:p text:style-name="P37"><text:span text:style-name="T91">Прототип: int button();</text:span></text:p>
      <text:p text:style-name="P37"><text:span text:style-name="T91">Данная функция при запуске программы ожидает нажатия любой кнопки с клавиатуры, как только вышеназванное событие произойдёт функция возвратит 1.</text:span></text:p>
      <text:p text:style-name="P37"><text:span text:style-name="T92"/></text:p>
      <text:p text:style-name="P37"><text:span text:style-name="T93">Импульс (в контексте<text:s/></text:span><text:span text:style-name="T94">esl</text:span><text:span text:style-name="T95">.h)<text:s/></text:span><text:span text:style-name="T96">–</text:span><text:span text:style-name="T97"><text:s/></text:span><text:span text:style-name="T98">это числовая переменная imp которая становится 0 после работы любого логического элемента.</text:span></text:p>
      <text:p text:style-name="P37"><text:span text:style-name="T99"/></text:p>
      <text:p text:style-name="P38"><text:span text:style-name="T100">impulse()</text:span></text:p>
      <text:p text:style-name="P39"><text:span text:style-name="T101">Прототип: int impulse(usi doIt);</text:span></text:p>
      <text:p text:style-name="P39"><text:span text:style-name="T101">Данная функция меняет значение imp на значение doIt.</text:span></text:p>
      <text:p text:style-name="P39"><text:span text:style-name="T102"/></text:p>
      <text:p text:style-name="P40"><text:span text:style-name="T103">Result()</text:span></text:p>
      <text:p text:style-name="P41"><text:span text:style-name="T104">Прототип: void Result(usi digits);</text:span></text:p>
      <text:p text:style-name="P41"><text:span text:style-name="T104">Данная функция при запуске программы выведет значения Input4 или Input8 и Output4 или Output8.</text:span></text:p>
      <text:p text:style-name="P41"><text:span text:style-name="T105"/></text:p>
      <text:p text:style-name="P42"><text:span text:style-name="T106">bus()</text:span></text:p>
      <text:p text:style-name="P43"><text:span text:style-name="T107">Прототип: int</text:span><text:span text:style-name="T108"><text:s/></text:span><text:span text:style-name="T109">bus(usi input[], usi output[], usi lenIn, usi lenOut); </text:span></text:p>
      <text:p text:style-name="P43"><text:span text:style-name="T109">Данная функция реализует шину. Копирую значения регистра input в регистр output. Аргумент lenIn это длина input, а lenOut это длина output. Длина output должна быть больше либо равана длине input.</text:span></text:p>
      <text:p text:style-name="P43"><text:span text:style-name="T109"/></text:p>
      <text:p text:style-name="P44"><text:span text:style-name="T110">transistor()</text:span></text:p>
      <text:p text:style-name="P45"><text:span text:style-name="T111">Прототип:<text:s/></text:span><text:span text:style-name="T112">int transistor(double signalCon, double signalMain);</text:span></text:p>
      <text:p text:style-name="P45"><text:span text:style-name="T113">Данная функция реализует транзистор. Аргумент<text:s/></text:span><text:span text:style-name="T114">signalCon<text:s/></text:span><text:span text:style-name="T115">это база транзистора, а<text:s/></text:span><text:span text:style-name="T116">signalMain<text:s/></text:span><text:span text:style-name="T117">это эммитер.</text:span><text:span text:style-name="T118"/></text:p>
      <text:p text:style-name="P45"><text:span text:style-name="T119"/></text:p>
      <text:p text:style-name="P45"><text:span text:style-name="T119"/></text:p>
      <text:p text:style-name="P46"><text:span text:style-name="T119"/></text:p>
      <text:p text:style-name="P47"><text:span text:style-name="T120">Раздел #3<text:s/></text:span><text:span text:style-name="T121">«</text:span><text:span text:style-name="T122">Средства работы с регистрами</text:span><text:span text:style-name="T123">»</text:span></text:p>
      <text:p text:style-name="P48"><text:span text:style-name="T124"/></text:p>
      <text:p text:style-name="P48"><text:span text:style-name="T125">Регистр (в контексте этой документации)<text:s/></text:span><text:span text:style-name="T126">–</text:span><text:span text:style-name="T127"><text:s/></text:span><text:span text:style-name="T128">это одномерный числовой массив имеющий заданную длину, принимающий значения только 1 и 0. </text:span></text:p>
      <text:p text:style-name="P49"><text:span text:style-name="T129"/></text:p>
      <text:p text:style-name="P49"><text:span text:style-name="T129"/></text:p>
      <text:p text:style-name="P50"><text:span text:style-name="T130">regInversion()</text:span></text:p>
      <text:p text:style-name="P51"><text:span text:style-name="T131">Прототип: void regInversion(usi reg[], usi len);</text:span></text:p>
      <text:p text:style-name="P51"><text:span text:style-name="T131">Данная функция инвертирует значения переданного ей региста reg[].. Значение аргумента len равно длине регистра reg[]. </text:span></text:p>
      <text:p text:style-name="P51"><text:span text:style-name="T132"/></text:p>
      <text:p text:style-name="P52"><text:span text:style-name="T133">regSetValue() </text:span></text:p>
      <text:p text:style-name="P53"><text:span text:style-name="T134">Прототип: void regSetValue(usi reg[], usi values[], usi len);</text:span></text:p>
      <text:p text:style-name="P53"><text:span text:style-name="T134">Данная функция позволяет изменить значения регистра reg[] на значения регистра values[]. Значение аргумента len равно длине регистра reg[], важно отметить что values[] не может быть короче чем reg[].</text:span></text:p>
      <text:p text:style-name="P53"><text:span text:style-name="T135"/></text:p>
      <text:p text:style-name="P54"><text:span text:style-name="T135"/></text:p>
      <text:p text:style-name="P54"><text:span text:style-name="T136">regInc() </text:span></text:p>
      <text:p text:style-name="P55"><text:span text:style-name="T137">Прототип: void regInc(usi reg[], usi len);</text:span></text:p>
      <text:p text:style-name="P55"><text:span text:style-name="T137">Данная функция делает истинными все значения в регистре reg[]. Значение len равно длине передаваемого регистра reg[].</text:span></text:p>
      <text:p text:style-name="P55"><text:span text:style-name="T138"/></text:p>
      <text:p text:style-name="P56"><text:span text:style-name="T139">regDec()</text:span></text:p>
      <text:p text:style-name="P57"><text:span text:style-name="T140">Прототип: void regDec(usi reg[], usi len);</text:span></text:p>
      <text:p text:style-name="P57"><text:span text:style-name="T141">Данная функция далает ложными все значения регистра reg[]. Значение len равно длине передаваемого регистра reg[].</text:span></text:p>
      <text:p text:style-name="P57"><text:span text:style-name="T142"/></text:p>
      <text:p text:style-name="P57"><text:span text:style-name="T142"/></text:p>
      <text:p text:style-name="P57"><text:span text:style-name="T142"/></text:p>
      <text:p text:style-name="P58"><text:span text:style-name="T143">Раздел #4 "Инные доступные средства"</text:span></text:p>
      <text:p text:style-name="P59"><text:span text:style-name="T144">Регистр (в контексте этой документации)<text:s/></text:span><text:span text:style-name="T145">–</text:span><text:span text:style-name="T146"><text:s/></text:span><text:span text:style-name="T147">это одномерный числовой массив имеющий заданную длину, принимающий значения только 1 и 0. В esl.h имеются<text:s text:c="2"/>встроенные регистры длинной 8 элементов x2, 16 элементов x2, 32 элемента x2, 64 элемента x2. Встроенные функции для работы с регистрами помимо встроенных могут производить операции и с регистрами созданными вами.</text:span></text:p>
      <text:p text:style-name="P59"><text:span text:style-name="T148"/></text:p>
      <text:p text:style-name="P59"><text:span text:style-name="T149">Входные и выходные регистры<text:s/></text:span><text:span text:style-name="T150">–</text:span><text:span text:style-name="T151"><text:s/></text:span><text:span text:style-name="T152">эти регистры обслуживают встроенные функции. </text:span></text:p>
      <text:p text:style-name="P59"><text:span text:style-name="T153">Input4 / Input8<text:s/></text:span><text:span text:style-name="T154">–</text:span><text:span text:style-name="T155"><text:s/></text:span><text:span text:style-name="T156">эти регистры предназначенны для ввода информации так<text:s/></text:span><text:span text:style-name="T157">—</text:span><text:span text:style-name="T158"><text:s/></text:span><text:span text:style-name="T159">как если задавать входные значения для логических элементов используя эти регистры, при вызове функции Result() можно будет наглядно увидеть вводимые и выходные значения со схемы.</text:span></text:p>
      <text:p text:style-name="P59"><text:span text:style-name="T160">Output4 / Output8<text:s/></text:span><text:span text:style-name="T161">–</text:span><text:span text:style-name="T162"><text:s/></text:span><text:span text:style-name="T163">это регистры предназначенные для вывода данных, они могут быть использованы для специфического способа вывода данных со схемы.</text:span></text:p>
      <text:p text:style-name="P59"><text:span text:style-name="T164"/></text:p>
      <text:p text:style-name="P60"><text:span text:style-name="T165">IC<text:s/></text:span><text:span text:style-name="T166">коды</text:span></text:p>
      <text:p text:style-name="P61"><text:span text:style-name="T167">В logic.h начиная с версии 0.7 доступны IC коды следующих символов:</text:span></text:p>
      <text:p text:style-name="P61"><text:span text:style-name="T168">IC<text:s/></text:span><text:span text:style-name="T169">–</text:span><text:span text:style-name="T170"><text:s/>indicator code (</text:span><text:span text:style-name="T171">Индикаторный код)</text:span></text:p>
      <text:p text:style-name="P61"><text:span text:style-name="T172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63"><text:span text:style-name="T173">Символ</text:span><text:span text:style-name="T174"/></text:p>
          </table:table-cell>
          <table:table-cell table:style-name="TableCell010001">
            <text:p text:style-name="P63"><text:span text:style-name="T175">Имя IC кода</text:span><text:span text:style-name="T176"/></text:p>
          </table:table-cell>
        </table:table-row>
        <table:table-row table:style-name="TableRow0101">
          <table:table-cell table:style-name="TableCell010100">
            <text:p text:style-name="P65"><text:span text:style-name="T177">0</text:span><text:span text:style-name="T178"/></text:p>
          </table:table-cell>
          <table:table-cell table:style-name="TableCell010101">
            <text:p text:style-name="P65"><text:span text:style-name="T179">zero</text:span><text:span text:style-name="T180"/></text:p>
          </table:table-cell>
        </table:table-row>
        <table:table-row table:style-name="TableRow0102">
          <table:table-cell table:style-name="TableCell010200">
            <text:p text:style-name="P67"><text:span text:style-name="T181">1</text:span><text:span text:style-name="T182"/></text:p>
          </table:table-cell>
          <table:table-cell table:style-name="TableCell010201">
            <text:p text:style-name="P67"><text:span text:style-name="T183">one</text:span><text:span text:style-name="T184"/></text:p>
          </table:table-cell>
        </table:table-row>
        <table:table-row table:style-name="TableRow0103">
          <table:table-cell table:style-name="TableCell010300">
            <text:p text:style-name="P69"><text:span text:style-name="T185">2</text:span><text:span text:style-name="T186"/></text:p>
          </table:table-cell>
          <table:table-cell table:style-name="TableCell010301">
            <text:p text:style-name="P69"><text:span text:style-name="T187">two</text:span><text:span text:style-name="T188"/></text:p>
          </table:table-cell>
        </table:table-row>
        <table:table-row table:style-name="TableRow0104">
          <table:table-cell table:style-name="TableCell010400">
            <text:p text:style-name="P71"><text:span text:style-name="T189">3</text:span><text:span text:style-name="T190"/></text:p>
          </table:table-cell>
          <table:table-cell table:style-name="TableCell010401">
            <text:p text:style-name="P71"><text:span text:style-name="T191">tree</text:span><text:span text:style-name="T192"/></text:p>
          </table:table-cell>
        </table:table-row>
        <table:table-row table:style-name="TableRow0105">
          <table:table-cell table:style-name="TableCell010500">
            <text:p text:style-name="P73"><text:span text:style-name="T193">4</text:span><text:span text:style-name="T194"/></text:p>
          </table:table-cell>
          <table:table-cell table:style-name="TableCell010501">
            <text:p text:style-name="P73"><text:span text:style-name="T195">four</text:span><text:span text:style-name="T196"/></text:p>
          </table:table-cell>
        </table:table-row>
        <table:table-row table:style-name="TableRow0106">
          <table:table-cell table:style-name="TableCell010600">
            <text:p text:style-name="P75"><text:span text:style-name="T197">5</text:span><text:span text:style-name="T198"/></text:p>
          </table:table-cell>
          <table:table-cell table:style-name="TableCell010601">
            <text:p text:style-name="P75"><text:span text:style-name="T199">five</text:span><text:span text:style-name="T200"/></text:p>
          </table:table-cell>
        </table:table-row>
        <table:table-row table:style-name="TableRow0107">
          <table:table-cell table:style-name="TableCell010700">
            <text:p text:style-name="P77"><text:span text:style-name="T201">6</text:span><text:span text:style-name="T202"/></text:p>
          </table:table-cell>
          <table:table-cell table:style-name="TableCell010701">
            <text:p text:style-name="P77"><text:span text:style-name="T203">six</text:span><text:span text:style-name="T204"/></text:p>
          </table:table-cell>
        </table:table-row>
        <table:table-row table:style-name="TableRow0108">
          <table:table-cell table:style-name="TableCell010800">
            <text:p text:style-name="P79"><text:span text:style-name="T205">7</text:span><text:span text:style-name="T206"/></text:p>
          </table:table-cell>
          <table:table-cell table:style-name="TableCell010801">
            <text:p text:style-name="P79"><text:span text:style-name="T207">seven</text:span><text:span text:style-name="T208"/></text:p>
          </table:table-cell>
        </table:table-row>
        <table:table-row table:style-name="TableRow0109">
          <table:table-cell table:style-name="TableCell010900">
            <text:p text:style-name="P81"><text:span text:style-name="T209">8</text:span><text:span text:style-name="T210"/></text:p>
          </table:table-cell>
          <table:table-cell table:style-name="TableCell010901">
            <text:p text:style-name="P81"><text:span text:style-name="T211">eight</text:span><text:span text:style-name="T212"/></text:p>
          </table:table-cell>
        </table:table-row>
        <table:table-row table:style-name="TableRow0110">
          <table:table-cell table:style-name="TableCell011000">
            <text:p text:style-name="P83"><text:span text:style-name="T213">9</text:span><text:span text:style-name="T214"/></text:p>
          </table:table-cell>
          <table:table-cell table:style-name="TableCell011001">
            <text:p text:style-name="P83"><text:span text:style-name="T215">nine</text:span><text:span text:style-name="T216"/></text:p>
          </table:table-cell>
        </table:table-row>
        <table:table-row table:style-name="TableRow0111">
          <table:table-cell table:style-name="TableCell011100">
            <text:p text:style-name="P85"><text:span text:style-name="T217">A</text:span><text:span text:style-name="T218"/></text:p>
          </table:table-cell>
          <table:table-cell table:style-name="TableCell011101">
            <text:p text:style-name="P85"><text:span text:style-name="T219">lettA</text:span><text:span text:style-name="T220"/></text:p>
          </table:table-cell>
        </table:table-row>
        <table:table-row table:style-name="TableRow0112">
          <table:table-cell table:style-name="TableCell011200">
            <text:p text:style-name="P87"><text:span text:style-name="T221">B</text:span><text:span text:style-name="T222"/></text:p>
          </table:table-cell>
          <table:table-cell table:style-name="TableCell011201">
            <text:p text:style-name="P87"><text:span text:style-name="T223">lettB</text:span><text:span text:style-name="T224"/></text:p>
          </table:table-cell>
        </table:table-row>
        <table:table-row table:style-name="TableRow0113">
          <table:table-cell table:style-name="TableCell011300">
            <text:p text:style-name="P89"><text:span text:style-name="T225">C</text:span><text:span text:style-name="T226"/></text:p>
          </table:table-cell>
          <table:table-cell table:style-name="TableCell011301">
            <text:p text:style-name="P89"><text:span text:style-name="T227">lettC</text:span><text:span text:style-name="T228"/></text:p>
          </table:table-cell>
        </table:table-row>
        <table:table-row table:style-name="TableRow0114">
          <table:table-cell table:style-name="TableCell011400">
            <text:p text:style-name="P91"><text:span text:style-name="T229">E</text:span><text:span text:style-name="T230"/></text:p>
          </table:table-cell>
          <table:table-cell table:style-name="TableCell011401">
            <text:p text:style-name="P91"><text:span text:style-name="T231">lettE</text:span><text:span text:style-name="T232"/></text:p>
          </table:table-cell>
        </table:table-row>
        <table:table-row table:style-name="TableRow0115">
          <table:table-cell table:style-name="TableCell011500">
            <text:p text:style-name="P93"><text:span text:style-name="T233">F</text:span><text:span text:style-name="T234"/></text:p>
          </table:table-cell>
          <table:table-cell table:style-name="TableCell011501">
            <text:p text:style-name="P93"><text:span text:style-name="T235">lettF</text:span><text:span text:style-name="T236"/></text:p>
          </table:table-cell>
        </table:table-row>
        <table:table-row table:style-name="TableRow0116">
          <table:table-cell table:style-name="TableCell011600">
            <text:p text:style-name="P95"><text:span text:style-name="T237">G</text:span><text:span text:style-name="T238"/></text:p>
          </table:table-cell>
          <table:table-cell table:style-name="TableCell011601">
            <text:p text:style-name="P95"><text:span text:style-name="T239">lettG</text:span><text:span text:style-name="T240"/></text:p>
          </table:table-cell>
        </table:table-row>
        <table:table-row table:style-name="TableRow0117">
          <table:table-cell table:style-name="TableCell011700">
            <text:p text:style-name="P97"><text:span text:style-name="T241">H</text:span><text:span text:style-name="T242"/></text:p>
          </table:table-cell>
          <table:table-cell table:style-name="TableCell011701">
            <text:p text:style-name="P97"><text:span text:style-name="T243">lettH</text:span><text:span text:style-name="T244"/></text:p>
          </table:table-cell>
        </table:table-row>
        <table:table-row table:style-name="TableRow0118">
          <table:table-cell table:style-name="TableCell011800">
            <text:p text:style-name="P99"><text:span text:style-name="T245">J</text:span><text:span text:style-name="T246"/></text:p>
          </table:table-cell>
          <table:table-cell table:style-name="TableCell011801">
            <text:p text:style-name="P99"><text:span text:style-name="T247">lettJ</text:span><text:span text:style-name="T248"/></text:p>
          </table:table-cell>
        </table:table-row>
        <table:table-row table:style-name="TableRow0119">
          <table:table-cell table:style-name="TableCell011900">
            <text:p text:style-name="P101"><text:span text:style-name="T249">L</text:span><text:span text:style-name="T250"/></text:p>
          </table:table-cell>
          <table:table-cell table:style-name="TableCell011901">
            <text:p text:style-name="P101"><text:span text:style-name="T251">lettL</text:span><text:span text:style-name="T252"/></text:p>
          </table:table-cell>
        </table:table-row>
        <table:table-row table:style-name="TableRow0120">
          <table:table-cell table:style-name="TableCell012000">
            <text:p text:style-name="P103"><text:span text:style-name="T253">O</text:span><text:span text:style-name="T254"/></text:p>
          </table:table-cell>
          <table:table-cell table:style-name="TableCell012001">
            <text:p text:style-name="P103"><text:span text:style-name="T255">lettO</text:span><text:span text:style-name="T256"/></text:p>
          </table:table-cell>
        </table:table-row>
        <table:table-row table:style-name="TableRow0121">
          <table:table-cell table:style-name="TableCell012100">
            <text:p text:style-name="P105"><text:span text:style-name="T257">P</text:span><text:span text:style-name="T258"/></text:p>
          </table:table-cell>
          <table:table-cell table:style-name="TableCell012101">
            <text:p text:style-name="P105"><text:span text:style-name="T259">lettP</text:span><text:span text:style-name="T260"/></text:p>
          </table:table-cell>
        </table:table-row>
        <table:table-row table:style-name="TableRow0122">
          <table:table-cell table:style-name="TableCell012200">
            <text:p text:style-name="P107"><text:span text:style-name="T261">S</text:span><text:span text:style-name="T262"/></text:p>
          </table:table-cell>
          <table:table-cell table:style-name="TableCell012201">
            <text:p text:style-name="P107"><text:span text:style-name="T263">two</text:span><text:span text:style-name="T264"/></text:p>
          </table:table-cell>
        </table:table-row>
        <table:table-row table:style-name="TableRow0123">
          <table:table-cell table:style-name="TableCell012300">
            <text:p text:style-name="P110"><text:span text:style-name="T265">r</text:span><text:span text:style-name="T266"/></text:p>
          </table:table-cell>
          <table:table-cell table:style-name="TableCell012301">
            <text:p text:style-name="P110"><text:span text:style-name="T267">lettR</text:span><text:span text:style-name="T268"/></text:p>
          </table:table-cell>
        </table:table-row>
        <table:table-row table:style-name="TableRow0124">
          <table:table-cell table:style-name="TableCell012400">
            <text:p text:style-name="P112"><text:span text:style-name="T269">U</text:span><text:span text:style-name="T270"/></text:p>
          </table:table-cell>
          <table:table-cell table:style-name="TableCell012401">
            <text:p text:style-name="P112"><text:span text:style-name="T271">lettU</text:span><text:span text:style-name="T272"/></text:p>
          </table:table-cell>
        </table:table-row>
      </table:table>
      <text:p text:style-name="P114"><text:span text:style-name="T272"/></text:p>
      <text:p text:style-name="P115"><text:span text:style-name="T273">Аналоговый режим</text:span></text:p>
      <text:p text:style-name="P116"><text:span text:style-name="T274">В<text:s/></text:span><text:span text:style-name="T275">esl.h<text:s/></text:span><text:span text:style-name="T276">с версии<text:s/></text:span><text:span text:style-name="T277">0.12.0<text:s/></text:span><text:span text:style-name="T278">доступен режим аналогового представления данных. Для использования этого режима требуется изменить переменную<text:s/></text:span><text:span text:style-name="T279">analogMode<text:s/></text:span><text:span text:style-name="T280">с 0 на 1. А для передачи аналоговых сигналов в Функции в которых ожидаются цифровые данные импользуйте функцию<text:s/></text:span><text:span text:style-name="T281">toBool<text:s/></text:span><text:span text:style-name="T282">передавая ей аналоговый сигнал она возвращае цифровой сигнал. Но сигнал не должен превышать 15. Также при работе с аналоговым режимом измените переменную<text:s/></text:span><text:span text:style-name="T283">limit<text:s/></text:span><text:span text:style-name="T284">на значение выше которого находится 1, а ниже его 0.<text:s/></text:span><text:span text:style-name="T285"/></text:p>
      <text:p text:style-name="P116"><text:span text:style-name="T285"/></text:p>
      <text:p text:style-name="P117"><text:span text:style-name="T286">Раздел #5 "Специализированные типы данных"</text:span></text:p>
      <text:p text:style-name="P117"><text:span text:style-name="T287"/></text:p>
      <text:p text:style-name="P117"><text:span text:style-name="T288">Строки</text:span></text:p>
      <text:p text:style-name="P118"><text:span text:style-name="T289">Общий вид: string &lt;имя&gt; = {&lt;"текст"&gt;, &lt;длина&gt;};</text:span></text:p>
      <text:p text:style-name="P118"><text:span text:style-name="T289">Доступ к сторке, осуществляется через имя и str через точку: &lt;имя&gt;.str;</text:span></text:p>
      <text:p text:style-name="P118"><text:span text:style-name="T289">Доступ к длине строки, осуществляется через имя и len через точку: &lt;имя&gt;.size;</text:span></text:p>
      <text:p text:style-name="P118"><text:span text:style-name="T290"/></text:p>
      <text:p text:style-name="P119"><text:span text:style-name="T291">Политипы</text:span></text:p>
      <text:p text:style-name="P120"><text:span text:style-name="T292">Общий вид, инициализация проходит в несколько шагов: </text:span></text:p>
      <text:p text:style-name="P120"><text:span text:style-name="T293">1) poly &lt;</text:span><text:span text:style-name="T294">имя&gt;;</text:span></text:p>
      <text:p text:style-name="P120"><text:span text:style-name="T295">2) to_poly(&lt;</text:span><text:span text:style-name="T296">имя&gt;, &lt;значение&gt;);</text:span></text:p>
      <text:p text:style-name="P120"><text:span text:style-name="T296">Если требуется сохранить число то в &lt;значение&gt; указывается это число в кавычках (""). Если требуется получить доступ к числу сохранённому в политипе, то это можно сделать через следующий синтаксис: &lt;имя&gt;.real_val; если требуется этоже число но в виде текста то пользуйтесь следующей конструкцией: &lt;имя&gt;.ch_val;</text:span></text:p>
      <text:p text:style-name="P120"><text:span text:style-name="T297"/></text:p>
      <text:p text:style-name="P121"><text:span text:style-name="T298">Элементы</text:span></text:p>
      <text:p text:style-name="P122"><text:span text:style-name="T299">Общий вид: elm &lt;имя&gt; = {&lt;'тип'&gt;, &lt;количество входов &lt;= 10&gt;, &lt;входов&gt;};</text:span></text:p>
      <text:p text:style-name="P122"><text:span text:style-name="T299">От количества входов (не больше 10) зависит сколько из этих входов будут задействованны функцией castElm (не путать с customElm).</text:span></text:p>
      <text:p text:style-name="P122"><text:span text:style-name="T299">Пример: elm test = {'&amp;', 2, 1, 1, 0, 0, 0, 0, 0, 0, 0, 0};</text:span></text:p>
      <text:p text:style-name="P122"><text:span text:style-name="T299">Здесь '&amp;' означает что это элемент И, 2 означает что у элемента только 2 входа {'&amp;', 2,<text:s/></text:span><text:span text:style-name="T300">1</text:span><text:span text:style-name="T301">,<text:s/></text:span><text:span text:style-name="T302">1</text:span><text:span text:style-name="T303">, 0, 0, 0, 0, 0, 0, 0, 0},<text:s text:c="2"/>а остальные не используются и заполняются нолями. Заполнение не используемых пинов нолями<text:s/></text:span><text:span text:style-name="T304">ОБЯЗАТЕЛЬНО !</text:span><text:span text:style-name="T305"><text:s/>Если требуется другой тип элемента то ниже представлен список доступных обозначений:</text:span></text:p>
      <text:p text:style-name="P122"><text:span text:style-name="T306"/></text:p>
      <text:list text:style-name="L123">
        <text:list-item>
          <text:p text:style-name="P123"><text:span text:style-name="T307">И ............................................................ '&amp;'</text:span></text:p>
        </text:list-item>
        <text:list-item>
          <text:p text:style-name="P123"><text:span text:style-name="T307">ИЛИ ....................................................... '|'</text:span></text:p>
        </text:list-item>
        <text:list-item>
          <text:p text:style-name="P123"><text:span text:style-name="T307">НЕ .......................................................... '!'</text:span></text:p>
        </text:list-item>
        <text:list-item>
          <text:p text:style-name="P123"><text:span text:style-name="T307">Исключающее - ИЛИ (XOR) ................... '^'</text:span></text:p>
        </text:list-item>
        <text:list-item>
          <text:p text:style-name="P123"><text:span text:style-name="T307">Не - И (NAND) ........................................ '~'</text:span></text:p>
        </text:list-item>
        <text:list-item>
          <text:p text:style-name="P123"><text:span text:style-name="T308">NOR ....................................................... '#'</text:span></text:p>
        </text:list-item>
      </text:list>
      <text:p text:style-name="P124"><text:span text:style-name="T309"/></text:p>
      <text:p text:style-name="P125"><text:span text:style-name="T310">Раздел #6 "Специальные операторы"</text:span></text:p>
      <text:p text:style-name="P125"><text:span text:style-name="T311"/></text:p>
      <text:p text:style-name="P125"><text:span text:style-name="T312">and</text:span></text:p>
      <text:p text:style-name="P126"><text:span text:style-name="T313">Общий вид: &lt;операнд_1&gt; and &lt;операнд_2&gt;</text:span></text:p>
      <text:p text:style-name="P126"><text:span text:style-name="T313">Возвращает 1 только если оба операнда не равны 0.</text:span></text:p>
      <text:p text:style-name="P126"><text:span text:style-name="T314"/></text:p>
      <text:p text:style-name="P127"><text:span text:style-name="T315">or</text:span></text:p>
      <text:p text:style-name="P128"><text:span text:style-name="T316">Общий вид: &lt;операнд_1&gt; or &lt;операнд_2&gt;</text:span></text:p>
      <text:p text:style-name="P128"><text:span text:style-name="T316">Возвращает 1 только если один или оба операнда равны 1.</text:span></text:p>
      <text:p text:style-name="P128"><text:span text:style-name="T317"/></text:p>
      <text:p text:style-name="P129"><text:span text:style-name="T318">not</text:span></text:p>
      <text:p text:style-name="P130"><text:span text:style-name="T319">Общий вид: not &lt;операнд_1&gt;</text:span></text:p>
      <text:p text:style-name="P130"><text:span text:style-name="T319">Возвращает 1 только если операнд равен 0.</text:span></text:p>
      <text:p text:style-name="P130"><text:span text:style-name="T320"/></text:p>
      <text:p text:style-name="P131"><text:span text:style-name="T321">xor</text:span></text:p>
      <text:p text:style-name="P132"><text:span text:style-name="T322">Общий вид: &lt;операнд_1&gt; xor &lt;операнд_2&gt;</text:span></text:p>
      <text:p text:style-name="P132"><text:span text:style-name="T322">Возвращает 1 только если оба операнда не равны 1 и оба операнда не равны 0.</text:span></text:p>
      <text:p text:style-name="P132"><text:span text:style-name="T323"/></text:p>
      <text:p text:style-name="P133"><text:span text:style-name="T324">shir</text:span></text:p>
      <text:p text:style-name="P134"><text:span text:style-name="T325">От (shift right), Общий вид: &lt;операнд_1&gt; shir &lt;операнд_2&gt;</text:span></text:p>
      <text:p text:style-name="P134"><text:span text:style-name="T325">Сдвигает &lt;операнд_1&gt; на &lt;операнд_2&gt; битов вправо.</text:span></text:p>
      <text:p text:style-name="P134"><text:span text:style-name="T326"/></text:p>
      <text:p text:style-name="P135"><text:span text:style-name="T327">shil</text:span></text:p>
      <text:p text:style-name="P136"><text:span text:style-name="T328">От (shift left), Общий вид: &lt;операнд_1&gt; shil &lt;операнд_2&gt;</text:span></text:p>
      <text:p text:style-name="P136"><text:span text:style-name="T328">Сдвигает &lt;операнд_1&gt; на &lt;операнд_2&gt; битов влево.</text:span></text:p>
      <text:p text:style-name="P136"><text:span text:style-name="T329"/></text:p>
      <text:p text:style-name="P137"><text:span text:style-name="T330">$()</text:span></text:p>
      <text:p text:style-name="P138"><text:span text:style-name="T331">Общий вид: &lt;операнд_1&gt; $(&lt;операнд_2&gt;)</text:span></text:p>
      <text:p text:style-name="P138"><text:span text:style-name="T331">Увеличивает &lt;операнд_1&gt; на &lt;операнд_2&gt; раз.</text:span></text:p>
      <text:p text:style-name="P138"><text:span text:style-name="T332"/></text:p>
      <text:p text:style-name="P139"><text:span text:style-name="T333">_()</text:span></text:p>
      <text:p text:style-name="P140"><text:span text:style-name="T334">Общий вид: &lt;операнд_1&gt; _(&lt;операнд_2&gt;)</text:span></text:p>
      <text:p text:style-name="P140"><text:span text:style-name="T334">Уменьшает &lt;операнд_1&gt; на &lt;операнд_2&gt; раз.</text:span></text:p>
      <text:p text:style-name="P140"><text:span text:style-name="T335"/></text:p>
      <text:p text:style-name="P140"><text:span text:style-name="T335"/></text:p>
      <text:p text:style-name="P141"><text:span text:style-name="T336">Раздел #7 "Типы ошибок"</text:span></text:p>
      <text:p text:style-name="P142"><text:span text:style-name="T337"/></text:p>
      <text:p text:style-name="P142"><text:span text:style-name="T338">В EHDL начиная с версии 0.11.1 введена дополнительная система поиска ошибок. На данный момент вы можете столкнуться только с двумя типами ошибок.</text:span></text:p>
      <text:p text:style-name="P142"><text:span text:style-name="T339"/></text:p>
      <text:p text:style-name="P142"><text:span text:style-name="T340">1<text:s/></text:span><text:span text:style-name="T341">тип. Это ошибки под кодовым названием BTE (Bool Type Error), ошибка возникает при попытке передачи аналового значения туда где ожидается цифровое.</text:span></text:p>
      <text:p text:style-name="P142"><text:span text:style-name="T342"/></text:p>
      <text:p text:style-name="P142"><text:span text:style-name="T343">2<text:s/></text:span><text:span text:style-name="T344">тип. Это ошибки под кодовым названием PVE (Polytype Value Error), они возникают когда при взаимодействии с политипом оказывается что при приведении к числам значения полей политипа являются разными. </text:span></text:p>
      <text:p text:style-name="P142"><text:span text:style-name="T345"/></text:p>
      <text:p text:style-name="P143"><text:span text:style-name="T346">Стандартный отладчик EHDL</text:span></text:p>
      <text:p text:style-name="P143"><text:span text:style-name="T346">Документация к заголовочному файлу esd.h версии 1.0 и выше.</text:span></text:p>
      <text:p text:style-name="P143"><text:span text:style-name="T347"/></text:p>
      <text:p text:style-name="P143"><text:span text:style-name="T348">Раздел #1 "Отладчик"</text:span></text:p>
      <text:p text:style-name="P143"><text:span text:style-name="T349"/></text:p>
      <text:p text:style-name="P143"><text:span text:style-name="T350">go()</text:span></text:p>
      <text:p text:style-name="P144"><text:span text:style-name="T351">Прототип: void go(int block1, int block2, int block3, int block4);</text:span></text:p>
      <text:p text:style-name="P144"><text:span text:style-name="T351">Данная функция запускает блоки кода определённые аргументами. Если blockn имеет значение не равное 0 то этот блок будет выполнен.</text:span></text:p>
      <text:p text:style-name="P144"><text:span text:style-name="T352"/></text:p>
      <text:p text:style-name="P145"><text:span text:style-name="T353">part1() / part2() / part3() / part4()</text:span></text:p>
      <text:p text:style-name="P146"><text:span text:style-name="T354">Прототипы: void partn(); (n - это число, 1 &lt;= n &lt;= 4)</text:span></text:p>
      <text:p text:style-name="P146"><text:span text:style-name="T354">Эти функции являются блоками кода выполняемыми go(). Все используемые блоки должны быть определены.</text:span></text:p>
      <text:p text:style-name="P146"><text:span text:style-name="T355"/></text:p>
      <text:p text:style-name="P146"><text:span text:style-name="T355"/></text:p>
      <text:p text:style-name="P146"><text:span text:style-name="T355"/></text:p>
      <text:p text:style-name="P146"><text:span text:style-name="T355"/></text:p>
      <text:p text:style-name="P146"><text:span text:style-name="T355"/></text:p>
      <text:p text:style-name="P146"><text:span text:style-name="T355"/></text:p>
      <text:p text:style-name="P146"><text:span text:style-name="T355"/></text:p>
      <text:p text:style-name="P146"><text:span text:style-name="T355"/></text:p>
      <text:p text:style-name="P146"><text:span text:style-name="T355"/></text:p>
      <text:p text:style-name="P146"><text:span text:style-name="T355"/></text:p>
      <text:p text:style-name="P146"><text:span text:style-name="T355"/></text:p>
      <text:p text:style-name="P146"><text:span text:style-name="T355"/></text:p>
      <text:p text:style-name="P146"><text:span text:style-name="T355"/></text:p>
      <text:p text:style-name="P146"><text:span text:style-name="T355"/></text:p>
      <text:p text:style-name="P146"><text:span text:style-name="T355"/></text:p>
      <text:p text:style-name="P146"><text:span text:style-name="T355"/></text:p>
      <text:p text:style-name="P146"><text:span text:style-name="T355"/></text:p>
      <text:p text:style-name="P146"><text:span text:style-name="T355"/></text:p>
      <text:p text:style-name="P146"><text:span text:style-name="T355"/></text:p>
      <text:p text:style-name="P146"><text:span text:style-name="T355"/></text:p>
      <text:p text:style-name="P146"><text:span text:style-name="T355"/></text:p>
      <text:p text:style-name="P146"><text:span text:style-name="T35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